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1pt" fo:language="es" fo:country="ES" style:text-underline-style="solid" style:text-underline-width="auto" style:text-underline-color="font-color" fo:font-weight="bold" style:font-size-asian="11pt" style:font-weight-asian="bold" style:font-size-complex="11pt" style:font-weight-complex="bold"/>
    </style:style>
    <style:style style:name="P2" style:family="paragraph" style:parent-style-name="Standard">
      <style:paragraph-properties fo:text-align="justify" style:justify-single-word="false"/>
      <style:text-properties fo:font-size="11pt" fo:language="es" fo:country="ES" style:text-underline-style="solid" style:text-underline-width="auto" style:text-underline-color="font-color" fo:font-weight="bold" style:font-size-asian="11pt" style:font-weight-asian="bold" style:font-size-complex="11pt" style:font-weight-complex="bold"/>
    </style:style>
    <style:style style:name="P3" style:family="paragraph" style:parent-style-name="Standard">
      <style:paragraph-properties fo:text-align="justify" style:justify-single-word="false"/>
      <style:text-properties fo:font-size="11pt" fo:language="es" fo:country="ES" style:font-size-asian="11pt" style:font-size-complex="11pt"/>
    </style:style>
    <style:style style:name="P4" style:family="paragraph" style:parent-style-name="Standard">
      <style:paragraph-properties fo:text-align="justify" style:justify-single-word="false"/>
      <style:text-properties fo:font-size="11pt" fo:language="es" fo:country="ES" officeooo:paragraph-rsid="000f09ce" style:font-size-asian="11pt" style:font-size-complex="11pt"/>
    </style:style>
    <style:style style:name="P5" style:family="paragraph" style:parent-style-name="Standard">
      <style:paragraph-properties fo:text-align="justify" style:justify-single-word="false"/>
      <style:text-properties fo:font-size="11pt" fo:language="es" fo:country="ES" officeooo:paragraph-rsid="0010c400" style:font-size-asian="11pt" style:font-size-complex="11pt"/>
    </style:style>
    <style:style style:name="P6" style:family="paragraph" style:parent-style-name="Standard">
      <style:paragraph-properties fo:text-align="end" style:justify-single-word="false"/>
      <style:text-properties fo:font-size="11pt" fo:language="es" fo:country="ES" style:font-size-asian="11pt" style:font-size-complex="11pt"/>
    </style:style>
    <style:style style:name="P7" style:family="paragraph" style:parent-style-name="Standard">
      <style:paragraph-properties fo:text-align="end" style:justify-single-word="false"/>
      <style:text-properties fo:font-size="11pt" fo:language="es" fo:country="ES" officeooo:paragraph-rsid="0017b2a8" style:font-size-asian="11pt" style:font-size-complex="11pt"/>
    </style:style>
    <style:style style:name="P8" style:family="paragraph" style:parent-style-name="Standard">
      <style:paragraph-properties fo:text-align="justify" style:justify-single-word="false"/>
      <style:text-properties fo:font-size="11pt" fo:language="es" fo:country="ES" fo:font-weight="normal" style:font-size-asian="11pt" style:font-weight-asian="normal" style:font-size-complex="11pt" style:font-weight-complex="normal"/>
    </style:style>
    <style:style style:name="P9" style:family="paragraph" style:parent-style-name="Standard">
      <style:paragraph-properties fo:text-align="justify" style:justify-single-word="false"/>
      <style:text-properties officeooo:paragraph-rsid="001c7ced"/>
    </style:style>
    <style:style style:name="T1" style:family="text">
      <style:text-properties officeooo:rsid="000f09ce"/>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11c88a"/>
    </style:style>
    <style:style style:name="T4" style:family="text">
      <style:text-properties fo:font-style="normal" officeooo:rsid="0011c88a" style:font-style-asian="normal" style:font-style-complex="normal"/>
    </style:style>
    <style:style style:name="T5" style:family="text">
      <style:text-properties officeooo:rsid="0018febf"/>
    </style:style>
    <style:style style:name="T6" style:family="text">
      <style:text-properties fo:font-size="11pt" fo:language="es" fo:country="ES" fo:font-weight="normal" style:font-size-asian="11pt" style:font-weight-asian="normal" style:font-size-complex="11pt" style:font-weight-complex="normal"/>
    </style:style>
    <style:style style:name="T7" style:family="text">
      <style:text-properties fo:font-size="11pt" fo:language="es" fo:country="ES" fo:font-weight="normal" officeooo:rsid="0018febf" style:font-size-asian="11pt" style:font-weight-asian="normal" style:font-size-complex="11pt" style:font-weight-complex="normal"/>
    </style:style>
    <style:style style:name="T8" style:family="text">
      <style:text-properties fo:font-size="11pt" fo:language="es" fo:country="ES" fo:font-weight="normal" officeooo:rsid="001ce543" style:font-size-asian="11pt" style:font-weight-asian="normal" style:font-size-complex="11pt" style:font-weight-complex="normal"/>
    </style:style>
    <style:style style:name="T9" style:family="text">
      <style:text-properties fo:font-size="11pt" fo:language="es" fo:country="ES" fo:font-weight="normal" officeooo:rsid="001d4f2d" style:font-size-asian="11pt" style:font-weight-asian="normal" style:font-size-complex="11pt" style:font-weight-complex="normal"/>
    </style:style>
    <style:style style:name="T10" style:family="text">
      <style:text-properties fo:font-size="11pt" fo:language="es" fo:country="ES" fo:font-weight="normal" officeooo:rsid="001f392f" style:font-size-asian="11pt" style:font-weight-asian="normal" style:font-size-complex="11pt" style:font-weight-complex="normal"/>
    </style:style>
    <style:style style:name="T11" style:family="text">
      <style:text-properties fo:font-size="11pt" fo:language="es" fo:country="ES" fo:font-weight="normal" officeooo:rsid="001fa2ef" style:font-size-asian="11pt" style:font-weight-asian="normal" style:font-size-complex="11pt" style:font-weight-complex="normal"/>
    </style:style>
    <style:style style:name="T12" style:family="text">
      <style:text-properties fo:font-size="11pt" fo:language="es" fo:country="ES" fo:font-weight="normal" officeooo:rsid="00206fca" style:font-size-asian="11pt" style:font-weight-asian="normal" style:font-size-complex="11pt" style:font-weight-complex="normal"/>
    </style:style>
    <style:style style:name="T13" style:family="text">
      <style:text-properties fo:font-size="11pt" fo:language="es" fo:country="ES" fo:font-weight="normal" officeooo:rsid="00209d70" style:font-size-asian="11pt" style:font-weight-asian="normal" style:font-size-complex="11pt" style:font-weight-complex="normal"/>
    </style:style>
    <style:style style:name="T14" style:family="text">
      <style:text-properties fo:font-size="11pt" fo:language="es" fo:country="ES" style:font-size-asian="11pt" style:font-size-complex="11pt"/>
    </style:style>
    <style:style style:name="T15" style:family="text">
      <style:text-properties fo:font-size="11pt" fo:language="es" fo:country="ES" officeooo:rsid="001ab914" style:font-size-asian="11pt" style:font-size-complex="11pt"/>
    </style:style>
    <style:style style:name="T16" style:family="text">
      <style:text-properties officeooo:rsid="001ab914"/>
    </style:style>
    <style:style style:name="T17" style:family="text">
      <style:text-properties fo:font-weight="normal" style:font-weight-asian="normal" style:font-weight-complex="normal"/>
    </style:style>
    <style:style style:name="T18" style:family="text">
      <style:text-properties fo:font-weight="normal" officeooo:rsid="001d4f2d" style:font-weight-asian="normal" style:font-weight-complex="normal"/>
    </style:style>
    <style:style style:name="T19" style:family="text">
      <style:text-properties fo:font-weight="normal" officeooo:rsid="001ce543" style:font-weight-asian="normal" style:font-weight-complex="normal"/>
    </style:style>
    <style:style style:name="T20" style:family="text">
      <style:text-properties fo:font-weight="normal" officeooo:rsid="001f392f" style:font-weight-asian="normal" style:font-weight-complex="normal"/>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rmulario de Acceso y Oposición al Tratamiento de Datos de Carácter Personal</text:p>
      <text:p text:style-name="P3"/>
      <text:p text:style-name="P2">DATOS DEL SOLICITANTE:</text:p>
      <text:p text:style-name="P2"/>
      <text:p text:style-name="P3">D./<text:span text:style-name="T3">Dª</text:span> ………………., mayor de edad, con domicilio en la <text:span text:style-name="T3">C/………………..</text:span>, <text:span text:style-name="T3">nº………., </text:span><text:span text:style-name="T4">Localidad ……………...</text:span><text:span text:style-name="T3">, </text:span>Provincia ……………...<text:span text:style-name="T1">, </text:span>C.P. ………..<text:span text:style-name="T1">, </text:span>con D.N.I. ……………….., del que acompaña fotocopia, por medio del presente escrito manifiesta su deseo de ejercer sus derechos de acceso, oposición y supresión, de conformidad con lo previsto en el artículo 15, 21 y 17 respectivamente, del REGLAMENTO (UE) 2016/679 del Parlamento Europeo (RGPD), relativo a la protección de las personas físicas en lo que respecta al tratamiento de los datos personales y a la libre circulación de estos datos</text:p>
      <text:p text:style-name="P3"/>
      <text:p text:style-name="P2">DATOS DEL RESPONSABLE DEL TRATAMIENTO:</text:p>
      <text:p text:style-name="P2"/>
      <text:p text:style-name="P9"><text:span text:style-name="T13">En Comú Podem</text:span><text:span text:style-name="T6">, con domicilio en EN COMÚ PODEM - Passatge Rellotge, 3 (C.P. 08002 BARCELONA)</text:span></text:p>
      <text:p text:style-name="P8"/>
      <text:p text:style-name="P2">SOLICITO:</text:p>
      <text:p text:style-name="P2"/>
      <text:p text:style-name="P4">El acceso a los datos personales que obren en sus bases de datos, con indicación expresa del origen de esos datos y de los tratamientos a los que se han visto afectados, en especial, la creación de cualquier tipo de perfil y el resto de información recogida en el artículo 15 del RGPD. </text:p>
      <text:p text:style-name="P4"/>
      <text:p text:style-name="P4">La oposición al tratamiento de mis datos teniendo en consideración el amparo que me proporcionan los artículos 16.2 y 18.4 de la Constitución Española, así como el <text:span text:style-name="T2">artículo 21 del RGPD</text:span>.</text:p>
      <text:p text:style-name="P4"/>
      <text:p text:style-name="P4">Teniendo en consideración que no se cumplen los requisitos recogidos en el artículo 6 del RGPD para que sea lícito el tratamiento de mis datos: no he dado mi consentimiento para el tratamiento de mis datos, no mantengo relación contractual alguna con su organización, el tratamiento no es necesario para el cumplimiento de una obligación legal, el tratamiento no es necesario para proteger intereses vitales, el tratamiento no es necesario para el cumplimiento de una misión realizada en interés público o en el ejercicio de poderes públicos conferidos al</text:p>
      <text:p text:style-name="P3">responsable del tratamiento.</text:p>
      <text:p text:style-name="P3"/>
      <text:p text:style-name="P3">Del mismo modo comunico mi oposición a cualquier almacenamiento o tratamiento de datos personales mediante perfiles ideológicos, por estar expresamente prohibida la creación de bases de datos de opiniones políticas por el artículo 9 del RGPD. </text:p>
      <text:p text:style-name="P3"/>
      <text:p text:style-name="P3">Asimismo, <text:span text:style-name="T2">SOLICITO</text:span> que se proceda a acordar la supresión de mis datos personales y que se me notifique de forma escrita el resultado de la supresión practicada.</text:p>
      <text:p text:style-name="P3"/>
      <text:p text:style-name="P3">En el supuesto de que dichos datos se encuentren almacenados en una base de datos de perfiles ideológicos, <text:span text:style-name="T2">SOLICITO</text:span> expresamente <text:span text:style-name="T2">LA ELIMINACIÓN DE DICHA BASE DE DATOS</text:span>, por ser manifiestamente ilícita.</text:p>
      <text:p text:style-name="P3"/>
      <text:p text:style-name="P5">Que en caso de que se acuerde que no procede practicar total o parcialmente la supresión solicitada, se me comunique motivadamente a fin de, en su caso, reclamar ante la Autoridad de control que corresponda, así como ante los Tribunales de Justicia. </text:p>
      <text:p text:style-name="P5"/>
      <text:p text:style-name="P3">Que sea atendida mi solicitud en los términos anteriormente expuestos.</text:p>
      <text:p text:style-name="P3"/>
      <text:p text:style-name="P6">En ............................a.........de...........................de 201....</text:p>
      <text:p text:style-name="P7">Firmado</text:p>
      <text:p text:style-name="P7"/>
      <text:p text:style-name="P6">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7T15:33:26.173958035</meta:creation-date>
    <dc:date>2018-12-07T17:54:28.760705342</dc:date>
    <meta:editing-duration>PT1H4M32S</meta:editing-duration>
    <meta:editing-cycles>16</meta:editing-cycles>
    <meta:generator>LibreOffice/6.1.2.1$Linux_X86_64 LibreOffice_project/65905a128db06ba48db947242809d14d3f9a93fe</meta:generator>
    <meta:document-statistic meta:table-count="0" meta:image-count="0" meta:object-count="0" meta:page-count="1" meta:paragraph-count="18" meta:word-count="453" meta:character-count="2875" meta:non-whitespace-character-count="2437"/>
  </office:meta>
</office:document-meta>
</file>